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cwTeX 圓體" svg:font-family="'cwTeX 圓體'" style:font-pitch="variable"/>
    <style:font-face style:name="cwTeX 粗黑體" svg:font-family="'cwTeX 粗黑體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6446e" officeooo:paragraph-rsid="0006446e" style:font-name-asian="Noto Sans CJK TC Regular" style:font-size-asian="12pt" style:font-size-complex="12pt"/>
    </style:style>
    <style:style style:name="P2" style:family="paragraph" style:parent-style-name="Standard" style:list-style-name="L1">
      <style:text-properties officeooo:paragraph-rsid="0006446e"/>
    </style:style>
    <style:style style:name="P3" style:family="paragraph" style:parent-style-name="Standard" style:list-style-name="L1">
      <style:text-properties officeooo:rsid="000756d8" officeooo:paragraph-rsid="000756d8"/>
    </style:style>
    <style:style style:name="P4" style:family="paragraph" style:parent-style-name="Standard">
      <style:text-properties officeooo:rsid="000756d8" officeooo:paragraph-rsid="000756d8"/>
    </style:style>
    <style:style style:name="P5" style:family="paragraph" style:parent-style-name="Standard">
      <style:text-properties officeooo:rsid="00080a75" officeooo:paragraph-rsid="00080a75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06446e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80a75" style:font-name-asian="Noto Sans CJK TC Regular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資料前處理：</text:p>
      <text:list xml:id="list1495318909977924846" text:style-name="L1">
        <text:list-item>
          <text:p text:style-name="P2"><text:span text:style-name="T2">刪除無用的特徵（index,即Unamed、EASE-MENT、APARTMENT NUMBER、SALE DATE、ADDRESS ）</text:span></text:p>
        </text:list-item>
        <text:list-item>
          <text:p text:style-name="P3"><text:span text:style-name="T2">將</text:span><text:span text:style-name="T1">SALE PRICE沒有值或為outlier者（≦10）刪除</text:span></text:p>
        </text:list-item>
        <text:list-item>
          <text:p text:style-name="P3"><text:span text:style-name="T1">補上空值</text:span></text:p>
          <text:list>
            <text:list-item>
              <text:p text:style-name="P3"><text:span text:style-name="T1">補眾數（BUILDING CLASS AT PRESENT、TAX CLASS AT PRESENT）</text:span></text:p>
            </text:list-item>
            <text:list-item>
              <text:p text:style-name="P3"><text:span text:style-name="T1">補平均值（LAND SQUARE FEET、GROSS SQUARE FEET）</text:span></text:p>
            </text:list-item>
          </text:list>
        </text:list-item>
        <text:list-item>
          <text:p text:style-name="P3"><text:span text:style-name="T1">使用LabelEncoder()將categorical轉為numeric（NEIGHBORHOOD、BUILDING CLASS CATEGORY、BUILDING CLASS AT PRESENT、BUILDING CLASS AT TIME OF SALE、TAX CLASS AT PRESENT）</text:span></text:p>
        </text:list-item>
        <text:list-item>
          <text:p text:style-name="P3"><text:span text:style-name="T1">將剩餘有空值得資料刪除</text:span></text:p>
        </text:list-item>
      </text:list>
      <text:p text:style-name="P4"><text:span text:style-name="T1">特徵挑選：</text:span></text:p>
      <text:p text:style-name="P5"><text:span text:style-name="T1">Best step-wise feature selection（依MAE）</text:span></text:p>
      <text:p text:style-name="P4"><text:span text:style-name="T1">一開始先只放一個特徵，依MAE挑選最佳者，再試著加入一個特徵（依MAE挑選最佳者），如此重複直到再加入MAE增加為止。</text:span></text:p>
      <text:p text:style-name="P4"><text:span text:style-name="T1">參數挑選：</text:span></text:p>
      <text:p text:style-name="P4"><text:span text:style-name="T1">嘗試用後</text:span><text:span text:style-name="T3">25％、20%、15%、10%、5%、1000、100比資料做測試（其餘做訓練）資料集，挑選MAE最佳者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cwTeX 圓體" svg:font-family="'cwTeX 圓體'" style:font-pitch="variable"/>
    <style:font-face style:name="cwTeX 粗黑體" svg:font-family="'cwTeX 粗黑體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 Hsin-Yi</meta:initial-creator>
    <meta:creation-date>2017-10-17T19:23:45.131150482</meta:creation-date>
    <dc:date>2017-10-17T19:49:08.003896498</dc:date>
    <dc:creator>Chen Hsin-Yi</dc:creator>
    <meta:editing-duration>PT5M2S</meta:editing-duration>
    <meta:editing-cycles>1</meta:editing-cycles>
    <meta:document-statistic meta:table-count="0" meta:image-count="0" meta:object-count="0" meta:page-count="1" meta:paragraph-count="13" meta:word-count="237" meta:character-count="543" meta:non-whitespace-character-count="513"/>
    <meta:generator>LibreOffice/5.1.6.2$Linux_X86_64 LibreOffice_project/10m0$Build-2</meta:generator>
  </office:meta>
</office:document-meta>
</file>